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79in" fo:margin-left="-0.0208in" fo:margin-top="0in" fo:margin-bottom="0in" fo:break-before="auto" fo:break-after="auto" table:align="left"/>
    </style:style>
    <style:style style:name="Table39.A" style:family="table-column">
      <style:table-column-properties style:column-width="6.6979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.1665in" loext:contextual-spacing="false" fo:line-height="100%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1" style:family="paragraph" style:parent-style-name="Heading_20_1" style:list-style-name="WWNum1"/>
    <style:style style:name="P32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33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</style:style>
    <style:style style:name="P34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fo:font-weight="bold" style:font-name-asian="Roboto1" style:font-size-asian="11pt" style:font-style-asian="normal" style:font-weight-asian="bold" style:font-name-complex="Roboto1" style:font-size-complex="11pt"/>
    </style:style>
    <style:style style:name="T19" style:family="text">
      <style:text-properties fo:color="#188038" style:font-name="Roboto Mono" style:font-name-asian="Roboto Mono1" style:font-name-complex="Roboto Mono1"/>
    </style:style>
    <style:style style:name="T20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21" style:family="text"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6" style:family="text">
      <style:text-properties fo:color="#0086b3" style:font-name="Consolas" fo:background-color="#f8f8f8" loext:char-shading-value="0" style:font-name-asian="Consolas1" style:font-name-complex="Consolas1"/>
    </style:style>
    <style:style style:name="T27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dd1144" style:font-name="Consolas" fo:background-color="#f8f8f8" loext:char-shading-value="0" style:font-name-asian="Consolas1" style:font-name-complex="Consolas1"/>
    </style:style>
    <style:style style:name="T29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3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31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32" style:family="text">
      <style:text-properties style:text-underline-style="none"/>
    </style:style>
    <style:style style:name="T33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34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5" style:family="text">
      <style:text-properties style:font-name="Roboto" fo:font-size="10.5pt" style:font-name-asian="Roboto1" style:font-size-asian="10.5pt" style:font-name-complex="Roboto1" style:font-size-complex="10.5pt"/>
    </style:style>
    <style:style style:name="T36" style:family="text">
      <style:text-properties fo:color="#1155cc" style:text-underline-style="solid" style:text-underline-width="auto" style:text-underline-color="font-color"/>
    </style:style>
    <style:style style:name="T3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as Operativos en Red</text:span><text:span text:style-name="T2"><text:line-break/></text:span><text:span text:style-name="T3">UD 13. Introducción a Bash Scripting - Parte 2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, Gloria Muñoz</text:span><draw:frame draw:style-name="fr3" draw:name="image1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Febrero 2025</text:span></text:p>
      <text:p text:style-name="P5"/>
      <text:p text:style-name="P4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><text:s/></text:p>
      <text:p text:style-name="P10"><text:span text:style-name="T9"><text:s/>💬</text:span> <text:span text:style-name="T10">Interesante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rysb5zyi5ko5" text:style-name="Index_20_Link" text:visited-style-name="Index_20_Link"><text:span text:style-name="T17">1. Uso del bucle While en Bash<text:tab/>3</text:span></text:a></text:p>
          <text:p text:style-name="P14"><text:a xlink:type="simple" xlink:href="#_vp4fcmn1u0ut" text:style-name="Index_20_Link" text:visited-style-name="Index_20_Link"><text:span text:style-name="T17">2. Uso del bucle <text:s/>For en Bash<text:tab/>5</text:span></text:a></text:p>
          <text:p text:style-name="P14"><text:a xlink:type="simple" xlink:href="#_2vh16c5my08m" text:style-name="Index_20_Link" text:visited-style-name="Index_20_Link"><text:span text:style-name="T17">3. Uso del bucle <text:s/>For como si fuera For-Each en Bash<text:tab/>7</text:span></text:a></text:p>
          <text:p text:style-name="P14"><text:a xlink:type="simple" xlink:href="#_jrn6k1in81wc" text:style-name="Index_20_Link" text:visited-style-name="Index_20_Link"><text:span text:style-name="T17">4. Uso de funciones en Bash<text:tab/>9</text:span></text:a></text:p>
          <text:p text:style-name="P14"><text:a xlink:type="simple" xlink:href="#_480u5o1hnlhq" text:style-name="Index_20_Link" text:visited-style-name="Index_20_Link"><text:span text:style-name="T17">5. Ejercicios resueltos<text:tab/>12</text:span></text:a></text:p>
          <text:p text:style-name="P14"><text:a xlink:type="simple" xlink:href="#_bctzfwncaa27" text:style-name="Index_20_Link" text:visited-style-name="Index_20_Link"><text:span text:style-name="T18">6. Bibliografía<text:tab/>16</text:span></text:a></text:p>
        </text:index-body>
      </text:table-of-content>
      <text:p text:style-name="P13"/>
      <text:p text:style-name="P16"/>
      <text:p text:style-name="P17"><text:span text:style-name="T14">Unidad 13. Introducción a Bash Scripting - Parte 2</text:span></text:p>
      <text:list xml:id="list423895883" text:style-name="WWNum1">
        <text:list-item>
          <text:p text:style-name="P31"><text:bookmark text:name="_rysb5zyi5ko5"/>Uso del bucle While en Bash</text:p>
        </text:list-item>
      </text:list>
      <text:p text:style-name="P22">En Bash, los bucles <text:span text:style-name="T19">while</text:span> también evalúan una condición antes de ejecutar un bloque de código. Si la condición es verdadera, el bloque de código se ejecuta y la condición se vuelve a evaluar al final de cada iteración. Esto continúa hasta que la condición se evalúa como falsa. A continuación, te presento cómo se pueden adaptar los ejemplos de bucles <text:span text:style-name="T19">while</text:span> a Bash:</text:p>
      <text:p text:style-name="P32"><text:bookmark text:name="_n1fl35bcbmej"/><text:span text:style-name="T20">Ejemplos de Bucles While en Bash</text:span></text:p>
      <text:p text:style-name="P33"><text:bookmark text:name="_71mzse5f8r5t"/><text:span text:style-name="T21">Contador simpl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22">contador=1<text:line-break/></text:span><text:span text:style-name="T23">while</text:span><text:span text:style-name="T22"> [ </text:span><text:span text:style-name="T24">$contador</text:span><text:span text:style-name="T22"> -le 5 ]; </text:span><text:span text:style-name="T23">do</text:span><text:span text:style-name="T22"><text:line-break/> <text:s text:c="3"/></text:span><text:span text:style-name="T26">echo</text:span><text:span text:style-name="T22"> </text:span><text:span text:style-name="T28">"Contador es: </text:span><text:span text:style-name="T24">$contador</text:span><text:span text:style-name="T28">"</text:span><text:span text:style-name="T22"><text:line-break/> <text:s text:c="3"/>((contador++))<text:line-break/></text:span><text:span text:style-name="T23">done</text:span></text:p>
          </table:table-cell>
        </table:table-row>
      </table:table>
      <text:p text:style-name="P24"><text:span text:style-name="T10">Explicación</text:span>: Este script inicializa un contador en 1 y lo incrementa en cada iteración del bucle <text:span text:style-name="T19">while</text:span> hasta que el contador supera 5. En cada iteración, imprime el valor actual del contador.</text:p>
      <text:p text:style-name="P33"><text:bookmark text:name="_o63b8o9xgmpp"/><text:span text:style-name="T21">Espera hasta que un archivo exista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3">while</text:span><text:span text:style-name="T22"> [ ! -f </text:span><text:span text:style-name="T28">"/tmp/miarchivo.txt"</text:span><text:span text:style-name="T22"> ]; </text:span><text:span text:style-name="T23">do</text:span><text:span text:style-name="T22"><text:line-break/> <text:s text:c="3"/></text:span><text:span text:style-name="T26">echo</text:span><text:span text:style-name="T22"> </text:span><text:span text:style-name="T28">"Esperando el archivo..."</text:span><text:span text:style-name="T22"><text:line-break/> <text:s text:c="3"/>sleep 2<text:line-break/></text:span><text:span text:style-name="T23">done</text:span><text:span text:style-name="T22"><text:line-break/></text:span><text:span text:style-name="T26">echo</text:span><text:span text:style-name="T22"> </text:span><text:span text:style-name="T28">"Archivo encontrado."</text:span></text:p>
          </table:table-cell>
        </table:table-row>
      </table:table>
      <text:p text:style-name="P24"><text:span text:style-name="T10">Explicación</text:span>: Este bucle espera hasta que un archivo específico exista en la ubicación dada. Utiliza el comando <text:span text:style-name="T19">test</text:span> para verificar la existencia del archivo. Si no existe, el script duerme durante dos segundos antes de verificar nuevamente.</text:p>
      <text:p text:style-name="P33"><text:bookmark text:name="_gxe3dixyet2y"/><text:span text:style-name="T21">Menú de opcione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T22">opcion=</text:span><text:span text:style-name="T28">""</text:span><text:span text:style-name="T22"><text:line-break/></text:span><text:span text:style-name="T23">while</text:span><text:span text:style-name="T22"> [ </text:span><text:span text:style-name="T28">"</text:span><text:span text:style-name="T24">$opcion</text:span><text:span text:style-name="T28">"</text:span><text:span text:style-name="T22"> != </text:span><text:span text:style-name="T28">"3"</text:span><text:span text:style-name="T22"> ]; </text:span><text:span text:style-name="T23">do</text:span><text:span text:style-name="T22"><text:line-break/> <text:s text:c="3"/></text:span><text:span text:style-name="T26">echo</text:span><text:span text:style-name="T22"> </text:span><text:span text:style-name="T28">"1. Opción A"</text:span><text:span text:style-name="T22"><text:line-break/> <text:s text:c="3"/></text:span><text:span text:style-name="T26">echo</text:span><text:span text:style-name="T22"> </text:span><text:span text:style-name="T28">"2. Opción B"</text:span><text:span text:style-name="T22"><text:line-break/> <text:s text:c="3"/></text:span><text:span text:style-name="T26">echo</text:span><text:span text:style-name="T22"> </text:span><text:span text:style-name="T28">"3. Salir"</text:span><text:span text:style-name="T22"><text:line-break/> <text:s text:c="3"/></text:span><text:span text:style-name="T26">read</text:span><text:span text:style-name="T22"> -p </text:span><text:span text:style-name="T28">"Seleccione una opción: "</text:span><text:span text:style-name="T22"> opcion<text:line-break/></text:span><text:span text:style-name="T23">done</text:span></text:p>
          </table:table-cell>
        </table:table-row>
      </table:table>
      <text:p text:style-name="P24"><text:span text:style-name="T10">Explicación</text:span>: Este bucle muestra un menú de opciones y permite al usuario seleccionar una opción. El bucle continúa hasta que el usuario selecciona la opción para salir (3).</text:p>
      <text:p text:style-name="P33"><text:bookmark text:name="_uhcs4vbb9fos"/><text:span text:style-name="T21">Validación de entrada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3"/></text:span><text:span text:style-name="T26">read</text:span><text:span text:style-name="T22"> -p </text:span><text:span text:style-name="T28">"Ingrese su edad (debe ser un número): "</text:span><text:span text:style-name="T22"> edad<text:line-break/> <text:s text:c="3"/></text:span><text:span text:style-name="T23">if</text:span><text:span text:style-name="T22"> [[ </text:span><text:span text:style-name="T28">"</text:span><text:span text:style-name="T24">$edad</text:span><text:span text:style-name="T28">"</text:span><text:span text:style-name="T22"> =~ ^[0-9]+$ ]]; </text:span><text:span text:style-name="T23">then</text:span><text:span text:style-name="T22"><text:line-break/> <text:s text:c="7"/></text:span><text:span text:style-name="T26">break</text:span><text:span text:style-name="T22"><text:line-break/> <text:s text:c="3"/></text:span><text:span text:style-name="T23">fi</text:span><text:span text:style-name="T22"><text:line-break/></text:span><text:span text:style-name="T23">done</text:span><text:span text:style-name="T22"><text:line-break/></text:span><text:span text:style-name="T26">echo</text:span><text:span text:style-name="T22"> </text:span><text:span text:style-name="T28">"Edad válida: </text:span><text:span text:style-name="T24">$edad</text:span><text:span text:style-name="T28"> años."</text:span></text:p>
          </table:table-cell>
        </table:table-row>
      </table:table>
      <text:p text:style-name="P24"><text:span text:style-name="T10">Explicación</text:span>: Solicita la edad del usuario y asegura que sea un número mediante una expresión regular. El bucle persiste hasta que se introduce una entrada válida.</text:p>
      <text:p text:style-name="P33"><text:bookmark text:name="_1oyjwad2eg05"/><text:span text:style-name="T21">Loop de intentos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><text:span text:style-name="T22">intentos=0<text:line-break/></text:span><text:span text:style-name="T23">while</text:span><text:span text:style-name="T22"> [ </text:span><text:span text:style-name="T24">$intentos</text:span><text:span text:style-name="T22"> -lt 3 ]; </text:span><text:span text:style-name="T23">do</text:span><text:span text:style-name="T22"><text:line-break/> <text:s text:c="3"/></text:span><text:span text:style-name="T26">read</text:span><text:span text:style-name="T22"> -p </text:span><text:span text:style-name="T28">"Usuario: "</text:span><text:span text:style-name="T22"> usuario<text:line-break/> <text:s text:c="3"/></text:span><text:span text:style-name="T26">read</text:span><text:span text:style-name="T22"> -sp </text:span><text:span text:style-name="T28">"Contraseña: "</text:span><text:span text:style-name="T22"> contraseña<text:line-break/> <text:s text:c="3"/></text:span><text:span text:style-name="T26">echo</text:span><text:span text:style-name="T22"><text:line-break/> <text:s text:c="3"/></text:span><text:span text:style-name="T23">if</text:span><text:span text:style-name="T22"> [ </text:span><text:span text:style-name="T28">"</text:span><text:span text:style-name="T24">$usuario</text:span><text:span text:style-name="T28">"</text:span><text:span text:style-name="T22"> = </text:span><text:span text:style-name="T28">"admin"</text:span><text:span text:style-name="T22"> ] &amp;&amp; [ </text:span><text:span text:style-name="T28">"</text:span><text:span text:style-name="T24">$contrase</text:span><text:span text:style-name="T28">ña"</text:span><text:span text:style-name="T22"> = </text:span><text:span text:style-name="T28">"123"</text:span><text:span text:style-name="T22"> ]; </text:span><text:span text:style-name="T23">then</text:span><text:span text:style-name="T22"><text:line-break/> <text:s text:c="7"/></text:span><text:span text:style-name="T26">echo</text:span><text:span text:style-name="T22"> </text:span><text:span text:style-name="T28">"Acceso concedido"</text:span><text:span text:style-name="T22"><text:line-break/> <text:s text:c="7"/></text:span><text:span text:style-name="T26">break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Acceso denegado. Intente de nuevo."</text:span><text:span text:style-name="T22"><text:line-break/> <text:s text:c="3"/></text:span><text:span text:style-name="T23">fi</text:span><text:span text:style-name="T22"><text:line-break/> <text:s text:c="3"/>((intentos++))<text:line-break/></text:span><text:span text:style-name="T23">done</text:span></text:p>
          </table:table-cell>
        </table:table-row>
      </table:table>
      <text:p text:style-name="P24"><text:span text:style-name="T10">Explicación</text:span>: Este script permite al usuario intentar iniciar sesión hasta tres veces. Si las credenciales son correctas, el bucle se interrumpe prematuramente.</text:p>
      <text:p text:style-name="P33"><text:bookmark text:name="_im1c7nui40va"/><text:span text:style-name="T21">Suma de números</text:span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3"><text:span text:style-name="T22">suma=0<text:line-break/>numero=1<text:line-break/></text:span><text:span text:style-name="T23">while</text:span><text:span text:style-name="T22"> [ </text:span><text:span text:style-name="T28">"</text:span><text:span text:style-name="T24">$numero</text:span><text:span text:style-name="T28">"</text:span><text:span text:style-name="T22"> -ne 0 ]; </text:span><text:span text:style-name="T23">do</text:span><text:span text:style-name="T22"><text:line-break/> <text:s text:c="3"/></text:span><text:span text:style-name="T26">read</text:span><text:span text:style-name="T22"> -p </text:span><text:span text:style-name="T28">"Introduce un número (0 para salir): "</text:span><text:span text:style-name="T22"> numero<text:line-break/> <text:s text:c="3"/>((suma+=numero))<text:line-break/></text:span><text:span text:style-name="T23">done</text:span><text:span text:style-name="T22"><text:line-break/></text:span><text:span text:style-name="T26">echo</text:span><text:span text:style-name="T22"> </text:span><text:span text:style-name="T28">"Suma total: </text:span><text:span text:style-name="T24">$suma</text:span><text:span text:style-name="T28">"</text:span></text:p>
          </table:table-cell>
        </table:table-row>
      </table:table>
      <text:p text:style-name="P24"><text:span text:style-name="T10">Explicación</text:span>: Permite al usuario introducir números continuamente, los cuales se suman a un total. El bucle termina cuando el usuario introduce 0.</text:p>
      <text:p text:style-name="P33"><text:bookmark text:name="_gjpfb8wdu5qd"/><text:span text:style-name="T21">Reintentar operación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<text:span text:style-name="T22">completado=</text:span><text:span text:style-name="T24">false</text:span><text:span text:style-name="T22"><text:line-break/></text:span><text:span text:style-name="T23">while</text:span><text:span text:style-name="T22"> [ </text:span><text:span text:style-name="T28">"</text:span><text:span text:style-name="T24">$completado</text:span><text:span text:style-name="T28">"</text:span><text:span text:style-name="T22"> = </text:span><text:span text:style-name="T24">false</text:span><text:span text:style-name="T22"> ]; </text:span><text:span text:style-name="T23">do</text:span><text:span text:style-name="T22"><text:line-break/> <text:s text:c="3"/></text:span><text:span text:style-name="T26">echo</text:span><text:span text:style-name="T22"> </text:span><text:span text:style-name="T28">"Intentando operación..."</text:span><text:span text:style-name="T22"><text:line-break/> <text:s text:c="3"/></text:span><text:span text:style-name="T30"># Simula que la operación fue exitosa modificando la variable a true</text:span><text:span text:style-name="T22"><text:line-break/> <text:s text:c="3"/>completado=</text:span><text:span text:style-name="T24">true</text:span><text:span text:style-name="T22"><text:line-break/> <text:s text:c="3"/></text:span><text:span text:style-name="T30"># Puede agregar una sección 'catch' utilizando comandos para manejar errores</text:span><text:span text:style-name="T22"><text:line-break/></text:span><text:span text:style-name="T23">done</text:span><text:span text:style-name="T22"><text:line-break/></text:span><text:span text:style-name="T26">echo</text:span><text:span text:style-name="T22"> </text:span><text:span text:style-name="T28">"Operación completada con éxito."</text:span></text:p>
          </table:table-cell>
        </table:table-row>
      </table:table>
      <text:p text:style-name="P24"><text:span text:style-name="T10">Explicación</text:span>: Intenta realizar una operación que puede fallar, y si la operación falla, reintentará después de una pausa de un segundo.</text:p>
      <text:p text:style-name="P33"><text:bookmark text:name="_lonmah5zk29y"/><text:span text:style-name="T21">Leer y procesar datos hasta un marcador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<text:span text:style-name="T22">linea=</text:span><text:span text:style-name="T28">""</text:span><text:span text:style-name="T22"><text:line-break/></text:span><text:span text:style-name="T23">while</text:span><text:span text:style-name="T22"> [ </text:span><text:span text:style-name="T28">"</text:span><text:span text:style-name="T24">$linea</text:span><text:span text:style-name="T28">"</text:span><text:span text:style-name="T22"> != </text:span><text:span text:style-name="T28">"FIN"</text:span><text:span text:style-name="T22"> ]; </text:span><text:span text:style-name="T23">do</text:span><text:span text:style-name="T22"><text:line-break/> <text:s text:c="3"/></text:span><text:span text:style-name="T26">read</text:span><text:span text:style-name="T22"> -p </text:span><text:span text:style-name="T28">"Ingrese texto (FIN para terminar): "</text:span><text:span text:style-name="T22"> linea<text:line-break/> <text:s text:c="3"/></text:span><text:span text:style-name="T26">echo</text:span><text:span text:style-name="T22"> </text:span><text:span text:style-name="T28">"Procesando: </text:span><text:span text:style-name="T24">$linea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Permite al usuario ingresar líneas de texto hasta que escriba "FIN". Cada línea se procesa y se muestra de inmediato.</text:p>
      <text:p text:style-name="P33"><text:bookmark text:name="_4nykek4h1yre"/><text:span text:style-name="T21">Bucle infinito controlado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3"/></text:span><text:span text:style-name="T26">read</text:span><text:span text:style-name="T22"> -p </text:span><text:span text:style-name="T28">"Escriba 'salir' para terminar: "</text:span><text:span text:style-name="T22"> entrada<text:line-break/> <text:s text:c="3"/></text:span><text:span text:style-name="T23">if</text:span><text:span text:style-name="T22"> [ </text:span><text:span text:style-name="T28">"</text:span><text:span text:style-name="T24">$entrada</text:span><text:span text:style-name="T28">"</text:span><text:span text:style-name="T22"> = </text:span><text:span text:style-name="T28">"salir"</text:span><text:span text:style-name="T22"> ]; </text:span><text:span text:style-name="T23">then</text:span><text:span text:style-name="T22"><text:line-break/> <text:s text:c="7"/></text:span><text:span text:style-name="T26">break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Usted escribió: </text:span><text:span text:style-name="T24">$entrada</text:span><text:span text:style-name="T28">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Crea un bucle infinito que sólo termina cuando el usuario escribe "salir". De lo contrario, imprime lo que el usuario escribió.</text:p>
      <text:p text:style-name="P33"><text:bookmark text:name="_u09o00j233xo"/><text:span text:style-name="T21">Conteo regresivo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<text:span text:style-name="T22">inicio=10<text:line-break/></text:span><text:span text:style-name="T23">while</text:span><text:span text:style-name="T22"> [ </text:span><text:span text:style-name="T24">$inicio</text:span><text:span text:style-name="T22"> -gt 0 ]; </text:span><text:span text:style-name="T23">do</text:span><text:span text:style-name="T22"><text:line-break/> <text:s text:c="3"/></text:span><text:span text:style-name="T26">echo</text:span><text:span text:style-name="T22"> </text:span><text:span text:style-name="T24">$inicio</text:span><text:span text:style-name="T22"><text:line-break/> <text:s text:c="3"/>sleep 1<text:line-break/> <text:s text:c="3"/>((inicio--))<text:line-break/></text:span><text:span text:style-name="T23">done</text:span><text:span text:style-name="T22"><text:line-break/></text:span><text:span text:style-name="T26">echo</text:span><text:span text:style-name="T22"> </text:span><text:span text:style-name="T28">"¡Tiempo terminado!"</text:span></text:p>
          </table:table-cell>
        </table:table-row>
      </table:table>
      <text:p text:style-name="P24"><text:span text:style-name="T10">Explicación</text:span>: Realiza un conteo regresivo desde 10 hasta 1, mostrando cada número y esperando un segundo entre cada uno.</text:p>
      <text:list xml:id="list13726157657673" text:continue-numbering="true" text:style-name="WWNum1">
        <text:list-item>
          <text:p text:style-name="P31"><text:bookmark text:name="_vp4fcmn1u0ut"/>Uso del bucle <text:s/>For en Bash</text:p>
        </text:list-item>
      </text:list>
      <text:p text:style-name="P22">En Bash, los bucles <text:span text:style-name="T19">for</text:span> se utilizan para iterar sobre listas de valores o ejecutar un bloque de código un número definido de veces. A continuación vemos como:</text:p>
      <text:p text:style-name="P32"><text:bookmark text:name="_a182ffll8ici"/><text:span text:style-name="T20">Ejemplos de Bucles For en Bash</text:span></text:p>
      <text:p text:style-name="P33"><text:bookmark text:name="_3fgcbsos0ywn"/><text:span text:style-name="T21">Contar de 1 a 10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<text:span text:style-name="T23">for</text:span><text:span text:style-name="T22"> i </text:span><text:span text:style-name="T23">in</text:span><text:span text:style-name="T22"> {1..10}; </text:span><text:span text:style-name="T23">do</text:span><text:span text:style-name="T22"><text:line-break/> <text:s text:c="3"/></text:span><text:span text:style-name="T26">echo</text:span><text:span text:style-name="T22"> </text:span><text:span text:style-name="T28">"Número: </text:span><text:span text:style-name="T24">$i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Este script usa un bucle <text:span text:style-name="T19">for</text:span> para contar del 1 al 10. En cada iteración, muestra el valor actual del contador.</text:p>
      <text:p text:style-name="P33"><text:bookmark text:name="_2sx12bk6bppm"/><text:span text:style-name="T21">Mostrar los caracteres de una cadena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><text:span text:style-name="T22">cadena=</text:span><text:span text:style-name="T28">"Hello"</text:span><text:span text:style-name="T22"><text:line-break/></text:span><text:span text:style-name="T23">for</text:span><text:span text:style-name="T22"> (( i=0; i&lt;</text:span><text:span text:style-name="T24">${#cadena}</text:span><text:span text:style-name="T22">; i++ )); </text:span><text:span text:style-name="T23">do</text:span><text:span text:style-name="T22"><text:line-break/> <text:s text:c="3"/></text:span><text:span text:style-name="T26">echo</text:span><text:span text:style-name="T22"> </text:span><text:span text:style-name="T28">"</text:span><text:span text:style-name="T24">${cadena:$i:1}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Itera sobre cada carácter de la cadena "Hello" y los imprime uno por uno.</text:p>
      <text:p text:style-name="P33"><text:bookmark text:name="_ng2pnn6v89yh"/><text:span text:style-name="T21">Iterar sobre un array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><text:span text:style-name="T22">colores=(</text:span><text:span text:style-name="T28">"Rojo"</text:span><text:span text:style-name="T22"> </text:span><text:span text:style-name="T28">"Verde"</text:span><text:span text:style-name="T22"> </text:span><text:span text:style-name="T28">"Azul"</text:span><text:span text:style-name="T22">)<text:line-break/></text:span><text:span text:style-name="T23">for</text:span><text:span text:style-name="T22"> (( i=0; i&lt;</text:span><text:span text:style-name="T24">${#colores[@]}</text:span><text:span text:style-name="T22">; i++ )); </text:span><text:span text:style-name="T23">do</text:span><text:span text:style-name="T22"><text:line-break/> <text:s text:c="3"/></text:span><text:span text:style-name="T26">echo</text:span><text:span text:style-name="T22"> </text:span><text:span text:style-name="T28">"Color </text:span><text:span text:style-name="T24">$i</text:span><text:span text:style-name="T28">: </text:span><text:span text:style-name="T24">${colores[$i]}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Recorre un array de colores e imprime cada color con su índice.</text:p>
      <text:p text:style-name="P33"><text:bookmark text:name="_3b57zn6g62ts"/><text:span text:style-name="T21">Bucle for con decremento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3"><text:span text:style-name="T23">for</text:span><text:span text:style-name="T22"> (( i=10; i&gt;=1; i-- )); </text:span><text:span text:style-name="T23">do</text:span><text:span text:style-name="T22"><text:line-break/> <text:s text:c="3"/></text:span><text:span text:style-name="T26">echo</text:span><text:span text:style-name="T22"> </text:span><text:span text:style-name="T28">"Cuenta regresiva: </text:span><text:span text:style-name="T24">$i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Realiza una cuenta regresiva desde 10 hasta 1, decrementando el valor de <text:span text:style-name="T19">i</text:span> en cada iteración.</text:p>
      <text:p text:style-name="P33"><text:bookmark text:name="_ywjbj83prfd4"/><text:span text:style-name="T21">Tabla de multiplicar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><text:span text:style-name="T22">n=5<text:line-break/></text:span><text:span text:style-name="T23">for</text:span><text:span text:style-name="T22"> (( i=1; i&lt;=10; i++ )); </text:span><text:span text:style-name="T23">do</text:span><text:span text:style-name="T22"><text:line-break/> <text:s text:c="3"/>producto=$(( n * i ))<text:line-break/> <text:s text:c="3"/></text:span><text:span text:style-name="T26">echo</text:span><text:span text:style-name="T22"> </text:span><text:span text:style-name="T28">"</text:span><text:span text:style-name="T24">$n</text:span><text:span text:style-name="T28"> x </text:span><text:span text:style-name="T24">$i</text:span><text:span text:style-name="T28"> = </text:span><text:span text:style-name="T24">$producto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Genera la tabla de multiplicar del 5, multiplicando el número 5 por los números del 1 al 10.</text:p>
      <text:p text:style-name="P33"><text:bookmark text:name="_qc1icajceqbz"/><text:span text:style-name="T21">Sumar números de un array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3"><text:span text:style-name="T22">numeros=({1..10})<text:line-break/>suma=0<text:line-break/></text:span><text:span text:style-name="T23">for</text:span><text:span text:style-name="T22"> i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3"/>suma=$(( suma + i ))<text:line-break/></text:span><text:span text:style-name="T23">done</text:span><text:span text:style-name="T22"><text:line-break/></text:span><text:span text:style-name="T26">echo</text:span><text:span text:style-name="T22"> </text:span><text:span text:style-name="T28">"Suma total: </text:span><text:span text:style-name="T24">$suma</text:span><text:span text:style-name="T28">"</text:span></text:p>
          </table:table-cell>
        </table:table-row>
      </table:table>
      <text:p text:style-name="P24"><text:span text:style-name="T10">Explicación</text:span>: Calcula la suma de los números del 1 al 10 almacenados en un array.</text:p>
      <text:p text:style-name="P33"><text:bookmark text:name="_dg83d1y3g6d1"/><text:span text:style-name="T21">Bucle for con condiciones múltiples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3"><text:span text:style-name="T23">for</text:span><text:span text:style-name="T22"> (( i=1, j=10; i&lt;=10 &amp;&amp; j&gt;=1; i++, j-- )); </text:span><text:span text:style-name="T23">do</text:span><text:span text:style-name="T22"><text:line-break/> <text:s text:c="3"/></text:span><text:span text:style-name="T26">echo</text:span><text:span text:style-name="T22"> </text:span><text:span text:style-name="T28">"i = </text:span><text:span text:style-name="T24">$i</text:span><text:span text:style-name="T28">, j = </text:span><text:span text:style-name="T24">$j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Utiliza dos variables en el bucle <text:span text:style-name="T19">for</text:span>. <text:span text:style-name="T19">i</text:span> se incrementa de 1 a 10 y <text:span text:style-name="T19">j</text:span> se decrementa de 10 a 1 simultáneamente.</text:p>
      <text:p text:style-name="P33"><text:bookmark text:name="_kdse8kh152s2"/><text:span text:style-name="T21">Ejecutar un comando para cada elemento de un array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3"><text:span text:style-name="T22">commands=(</text:span><text:span text:style-name="T28">'date'</text:span><text:span text:style-name="T22"> </text:span><text:span text:style-name="T28">'whoami'</text:span><text:span text:style-name="T22"> </text:span><text:span text:style-name="T28">'pwd'</text:span><text:span text:style-name="T22">)<text:line-break/></text:span><text:span text:style-name="T23">for</text:span><text:span text:style-name="T22"> cmd </text:span><text:span text:style-name="T23">in</text:span><text:span text:style-name="T22"> </text:span><text:span text:style-name="T28">"</text:span><text:span text:style-name="T24">${commands[@]}</text:span><text:span text:style-name="T28">"</text:span><text:span text:style-name="T22">; </text:span><text:span text:style-name="T23">do</text:span><text:span text:style-name="T22"><text:line-break/> <text:s text:c="3"/></text:span><text:span text:style-name="T26">echo</text:span><text:span text:style-name="T22"> </text:span><text:span text:style-name="T28">"Ejecutando: </text:span><text:span text:style-name="T24">$cmd</text:span><text:span text:style-name="T28">"</text:span><text:span text:style-name="T22"><text:line-break/> <text:s text:c="3"/></text:span><text:span text:style-name="T24">$cmd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Itera sobre un array de comandos de sistema y ejecuta cada uno de ellos, mostrando el comando que se está ejecutando.</text:p>
      <text:p text:style-name="P33"><text:bookmark text:name="_xs2s86z015h"/><text:span text:style-name="T21">Bucle for sin bloque de inicialización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"><text:span text:style-name="T22">i=1<text:line-break/></text:span><text:span text:style-name="T23">for</text:span><text:span text:style-name="T22"> (( ; i&lt;=5; i++ )); </text:span><text:span text:style-name="T23">do</text:span><text:span text:style-name="T22"><text:line-break/> <text:s text:c="3"/></text:span><text:span text:style-name="T26">echo</text:span><text:span text:style-name="T22"> </text:span><text:span text:style-name="T28">"Valor de i: </text:span><text:span text:style-name="T24">$i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</text:span>: Comienza con <text:span text:style-name="T19">i</text:span> inicializado fuera del bucle y lo incrementa hasta que supera 5. Muestra el valor de <text:span text:style-name="T19">i</text:span> en cada iteración.</text:p>
      <text:list xml:id="list13725842581764" text:continue-numbering="true" text:style-name="WWNum1">
        <text:list-item>
          <text:p text:style-name="P31"><text:bookmark text:name="_2vh16c5my08m"/>Uso del bucle <text:s/>For como si fuera For-Each en Bash</text:p>
        </text:list-item>
      </text:list>
      <text:p text:style-name="P22">En Bash, el bucle <text:span text:style-name="T19">for</text:span> se utiliza para iterar sobre listas de elementos, que es funcionalmente similar al bucle <text:span text:style-name="T19">foreach</text:span> en PowerShell. A continuación vamos como funciona:</text:p>
      <text:p text:style-name="P32"><text:bookmark text:name="_2tb3fo2jomfe"/><text:span text:style-name="T20">Ejemplos de uso del bucle for como si fuera for-each en Bash</text:span></text:p>
      <text:p text:style-name="P33"><text:bookmark text:name="_wigouurhqc3t"/><text:span text:style-name="T21">Impresión de elementos de un array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"><text:span text:style-name="T22">nombres=(</text:span><text:span text:style-name="T28">"Ana"</text:span><text:span text:style-name="T22"> </text:span><text:span text:style-name="T28">"Beto"</text:span><text:span text:style-name="T22"> </text:span><text:span text:style-name="T28">"Carlos"</text:span><text:span text:style-name="T22">)<text:line-break/></text:span><text:span text:style-name="T23">for</text:span><text:span text:style-name="T22"> nombre </text:span><text:span text:style-name="T23">in</text:span><text:span text:style-name="T22"> </text:span><text:span text:style-name="T28">"</text:span><text:span text:style-name="T24">${nombres[@]}</text:span><text:span text:style-name="T28">"</text:span><text:span text:style-name="T22">; </text:span><text:span text:style-name="T23">do</text:span><text:span text:style-name="T22"><text:line-break/> <text:s text:c="3"/></text:span><text:span text:style-name="T26">echo</text:span><text:span text:style-name="T22"> </text:span><text:span text:style-name="T28">"</text:span><text:span text:style-name="T24">$nombre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Este script recorre un array de nombres e imprime cada nombre en la consola.</text:p>
      <text:p text:style-name="P34"><text:bookmark text:name="_p8fu4hw7ju2c"/></text:p>
      <text:p text:style-name="P33"><text:bookmark text:name="_suvjynbi9nca"/><text:span text:style-name="T21">Suma de números en un array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3"><text:span text:style-name="T22">numeros=(1 2 3 4 5)<text:line-break/>suma=0<text:line-break/></text:span><text:span text:style-name="T23">for</text:span><text:span text:style-name="T22"> numero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3"/>((suma+=numero))<text:line-break/></text:span><text:span text:style-name="T23">done</text:span><text:span text:style-name="T22"><text:line-break/></text:span><text:span text:style-name="T26">echo</text:span><text:span text:style-name="T22"> </text:span><text:span text:style-name="T28">"La suma es: </text:span><text:span text:style-name="T24">$suma</text:span><text:span text:style-name="T28">"</text:span></text:p>
          </table:table-cell>
        </table:table-row>
      </table:table>
      <text:p text:style-name="P24"><text:span text:style-name="T10">Explicación:</text:span> Este ejemplo suma todos los números en un array usando un bucle <text:span text:style-name="T19">for</text:span>.</text:p>
      <text:p text:style-name="P33"><text:bookmark text:name="_cyfvmrv2w7oa"/><text:soft-page-break/><text:span text:style-name="T21">Transformación de texto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3"><text:span text:style-name="T22">textos=(</text:span><text:span text:style-name="T28">"hola"</text:span><text:span text:style-name="T22"> </text:span><text:span text:style-name="T28">"mundo"</text:span><text:span text:style-name="T22"> </text:span><text:span text:style-name="T28">"powershell"</text:span><text:span text:style-name="T22">)<text:line-break/></text:span><text:span text:style-name="T23">for</text:span><text:span text:style-name="T22"> texto </text:span><text:span text:style-name="T23">in</text:span><text:span text:style-name="T22"> </text:span><text:span text:style-name="T28">"</text:span><text:span text:style-name="T24">${textos[@]}</text:span><text:span text:style-name="T28">"</text:span><text:span text:style-name="T22">; </text:span><text:span text:style-name="T23">do</text:span><text:span text:style-name="T22"><text:line-break/> <text:s text:c="3"/>texto_mayuscula=$(</text:span><text:span text:style-name="T26">echo</text:span><text:span text:style-name="T22"> </text:span><text:span text:style-name="T28">"</text:span><text:span text:style-name="T24">$texto</text:span><text:span text:style-name="T28">"</text:span><text:span text:style-name="T22"> | tr </text:span><text:span text:style-name="T28">'[:lower:]'</text:span><text:span text:style-name="T22"> </text:span><text:span text:style-name="T28">'[:upper:]'</text:span><text:span text:style-name="T22">)<text:line-break/> <text:s text:c="3"/></text:span><text:span text:style-name="T26">echo</text:span><text:span text:style-name="T22"> </text:span><text:span text:style-name="T28">"</text:span><text:span text:style-name="T24">$texto_mayuscula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onvierte cada elemento de un array de cadenas a mayúsculas y las imprime.</text:p>
      <text:p text:style-name="P33"><text:bookmark text:name="_gsp6z0te6xw4"/><text:span text:style-name="T21">Filtrado de datos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3"><text:span text:style-name="T22">edades=(18 22 16 29 14)<text:line-break/></text:span><text:span text:style-name="T23">for</text:span><text:span text:style-name="T22"> edad </text:span><text:span text:style-name="T23">in</text:span><text:span text:style-name="T22"> </text:span><text:span text:style-name="T28">"</text:span><text:span text:style-name="T24">${edades[@]}</text:span><text:span text:style-name="T28">"</text:span><text:span text:style-name="T22">; </text:span><text:span text:style-name="T23">do</text:span><text:span text:style-name="T22"><text:line-break/> <text:s text:c="3"/></text:span><text:span text:style-name="T23">if</text:span><text:span text:style-name="T22"> [ </text:span><text:span text:style-name="T28">"</text:span><text:span text:style-name="T24">$edad</text:span><text:span text:style-name="T28">"</text:span><text:span text:style-name="T22"> -ge 18 ]; </text:span><text:span text:style-name="T23">then</text:span><text:span text:style-name="T22"><text:line-break/> <text:s text:c="7"/></text:span><text:span text:style-name="T26">echo</text:span><text:span text:style-name="T22"> </text:span><text:span text:style-name="T28">"Mayor de edad: </text:span><text:span text:style-name="T24">$edad</text:span><text:span text:style-name="T28">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Filtra y muestra solo las edades que son mayores o iguales a 18 años.</text:p>
      <text:p text:style-name="P33"><text:bookmark text:name="_dts0ve88bmz6"/><text:span text:style-name="T21">Manipulación de archivos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3"><text:span text:style-name="T22">archivos=$(ls /path/to/directory)<text:line-break/></text:span><text:span text:style-name="T23">for</text:span><text:span text:style-name="T22"> archivo </text:span><text:span text:style-name="T23">in</text:span><text:span text:style-name="T22"> </text:span><text:span text:style-name="T24">$archivos</text:span><text:span text:style-name="T22">; </text:span><text:span text:style-name="T23">do</text:span><text:span text:style-name="T22"><text:line-break/> <text:s text:c="3"/></text:span><text:span text:style-name="T26">echo</text:span><text:span text:style-name="T22"> </text:span><text:span text:style-name="T28">"Procesando archivo: </text:span><text:span text:style-name="T24">$archivo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Recorre todos los archivos en un directorio específico e imprime el nombre de cada archivo.</text:p>
      <text:p text:style-name="P33"><text:bookmark text:name="_8afndphes2fd"/><text:span text:style-name="T21">Aplicación de descuentos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3"><text:span text:style-name="T22">productos=(100 200 150)<text:line-break/>descuento=0.1 <text:s/></text:span><text:span text:style-name="T30"># 10% de descuento</text:span><text:span text:style-name="T22"><text:line-break/></text:span><text:span text:style-name="T23">for</text:span><text:span text:style-name="T22"> precio </text:span><text:span text:style-name="T23">in</text:span><text:span text:style-name="T22"> </text:span><text:span text:style-name="T28">"</text:span><text:span text:style-name="T24">${productos[@]}</text:span><text:span text:style-name="T28">"</text:span><text:span text:style-name="T22">; </text:span><text:span text:style-name="T23">do</text:span><text:span text:style-name="T22"><text:line-break/> <text:s text:c="3"/>precio_con_descuento=$(</text:span><text:span text:style-name="T26">echo</text:span><text:span text:style-name="T22"> </text:span><text:span text:style-name="T28">"</text:span><text:span text:style-name="T24">$precio</text:span><text:span text:style-name="T28"> - (</text:span><text:span text:style-name="T24">$precio</text:span><text:span text:style-name="T28"> * </text:span><text:span text:style-name="T24">$descuento</text:span><text:span text:style-name="T28">)"</text:span><text:span text:style-name="T22"> | bc)<text:line-break/> <text:s text:c="3"/></text:span><text:span text:style-name="T26">echo</text:span><text:span text:style-name="T22"> </text:span><text:span text:style-name="T28">"Precio con descuento: </text:span><text:span text:style-name="T24">$precio_con_descuento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Aplica un descuento del 10% a cada precio de producto en la lista.</text:p>
      <text:p text:style-name="P33"><text:bookmark text:name="_3dqeraccn2ic"/><text:span text:style-name="T21">Validación de entradas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3"><text:span text:style-name="T22">entradas=(</text:span><text:span text:style-name="T28">"email@example.com"</text:span><text:span text:style-name="T22"> </text:span><text:span text:style-name="T28">"notanemail"</text:span><text:span text:style-name="T22"> </text:span><text:span text:style-name="T28">"another@example.com"</text:span><text:span text:style-name="T22">)<text:line-break/></text:span><text:span text:style-name="T23">for</text:span><text:span text:style-name="T22"> entrada </text:span><text:span text:style-name="T23">in</text:span><text:span text:style-name="T22"> </text:span><text:span text:style-name="T28">"</text:span><text:span text:style-name="T24">${entradas[@]}</text:span><text:span text:style-name="T28">"</text:span><text:span text:style-name="T22">; </text:span><text:span text:style-name="T23">do</text:span><text:span text:style-name="T22"><text:line-break/> <text:s text:c="3"/></text:span><text:span text:style-name="T23">if</text:span><text:span text:style-name="T22"> [[ </text:span><text:span text:style-name="T28">"</text:span><text:span text:style-name="T24">$entrada</text:span><text:span text:style-name="T28">"</text:span><text:span text:style-name="T22"> =~ ^[A-Za-z0-9._%+-]+@[A-Za-z0-9.-]+\.[A-Za-z]{2,4}$ ]]; </text:span><text:span text:style-name="T23">then</text:span><text:span text:style-name="T22"><text:line-break/> <text:s text:c="7"/></text:span><text:span text:style-name="T26">echo</text:span><text:span text:style-name="T22"> </text:span><text:span text:style-name="T28">"</text:span><text:span text:style-name="T24">$entrada</text:span><text:span text:style-name="T28"> es un email válido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</text:span><text:span text:style-name="T24">$entrada</text:span><text:span text:style-name="T28"> no es un email válido"</text:span><text:span text:style-name="T22"><text:line-break/> <text:s text:c="3"/></text:span><text:span text:style-name="T23">fi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Verifica si cada entrada en un array es un correo electrónico válido según una expresión regular.</text:p>
      <text:p text:style-name="P33"><text:bookmark text:name="_vdy11cex5jhm"/><text:span text:style-name="T21">Conversión de unidades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3"><text:span text:style-name="T22">kilometros=(1 5 10)<text:line-break/></text:span><text:span text:style-name="T23">for</text:span><text:span text:style-name="T22"> km </text:span><text:span text:style-name="T23">in</text:span><text:span text:style-name="T22"> </text:span><text:span text:style-name="T28">"</text:span><text:span text:style-name="T24">${kilometros[@]}</text:span><text:span text:style-name="T28">"</text:span><text:span text:style-name="T22">; </text:span><text:span text:style-name="T23">do</text:span><text:span text:style-name="T22"><text:line-break/> <text:s text:c="3"/>millas=$(</text:span><text:span text:style-name="T26">echo</text:span><text:span text:style-name="T22"> </text:span><text:span text:style-name="T28">"</text:span><text:span text:style-name="T24">$km</text:span><text:span text:style-name="T28"> * 0.621371"</text:span><text:span text:style-name="T22"> | bc)<text:line-break/> <text:s text:c="3"/></text:span><text:span text:style-name="T26">echo</text:span><text:span text:style-name="T22"> </text:span><text:span text:style-name="T28">"</text:span><text:span text:style-name="T24">$km</text:span><text:span text:style-name="T28"> km son equivalentes a </text:span><text:span text:style-name="T24">$millas</text:span><text:span text:style-name="T28"> millas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onvierte valores en kilómetros a millas utilizando una relación de conversión fija.</text:p>
      <text:p text:style-name="P33"><text:bookmark text:name="_qusq4fyfezdx"/><text:span text:style-name="T21">Creación de directorios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3"><text:span text:style-name="T22">carpetas=(</text:span><text:span text:style-name="T28">"Proyectos"</text:span><text:span text:style-name="T22"> </text:span><text:span text:style-name="T28">"Documentos"</text:span><text:span text:style-name="T22"> </text:span><text:span text:style-name="T28">"Imágenes"</text:span><text:span text:style-name="T22">)<text:line-break/></text:span><text:span text:style-name="T23">for</text:span><text:span text:style-name="T22"> carpeta </text:span><text:span text:style-name="T23">in</text:span><text:span text:style-name="T22"> </text:span><text:span text:style-name="T28">"</text:span><text:span text:style-name="T24">${carpetas[@]}</text:span><text:span text:style-name="T28">"</text:span><text:span text:style-name="T22">; </text:span><text:span text:style-name="T23">do</text:span><text:span text:style-name="T22"><text:line-break/> <text:s text:c="3"/>mkdir -p </text:span><text:span text:style-name="T28">"/home/usuario/</text:span><text:span text:style-name="T24">$carpeta</text:span><text:span text:style-name="T28">"</text:span><text:span text:style-name="T22"><text:line-break/> <text:s text:c="3"/></text:span><text:span text:style-name="T26">echo</text:span><text:span text:style-name="T22"> </text:span><text:span text:style-name="T28">"Creada carpeta: </text:span><text:span text:style-name="T24">$carpeta</text:span><text:span text:style-name="T28">"</text:span><text:span text:style-name="T22"><text:line-break/></text:span><text:span text:style-name="T23">done</text:span></text:p>
          </table:table-cell>
        </table:table-row>
      </table:table>
      <text:p text:style-name="P24"><text:span text:style-name="T10">Explicación:</text:span> Crea directorios basados en los nombres especificados en un array de cadenas.</text:p>
      <text:list xml:id="list13726058095723" text:continue-numbering="true" text:style-name="WWNum1">
        <text:list-item>
          <text:p text:style-name="P31"><text:bookmark text:name="_jrn6k1in81wc"/>Uso de funciones en Bash</text:p>
        </text:list-item>
      </text:list>
      <text:p text:style-name="P22">En Bash, las funciones también se utilizan para agrupar código que realiza tareas específicas, facilitando la reutilización y mejorando la legibilidad del código. A continuación presentamos algunos ejemplos:</text:p>
      <text:p text:style-name="P32"><text:bookmark text:name="_rqdbkaktowfq"/><text:span text:style-name="T20">Ejemplos de funciones en Bash</text:span></text:p>
      <text:p text:style-name="P33"><text:bookmark text:name="_ka1vlwxgsjdz"/><text:span text:style-name="T21">Función simple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3"><text:span text:style-name="T23">function</text:span><text:span text:style-name="T22"> saludar {<text:line-break/> <text:s text:c="3"/></text:span><text:span text:style-name="T26">echo</text:span><text:span text:style-name="T22"> </text:span><text:span text:style-name="T28">"¡Hola, mundo!"</text:span><text:span text:style-name="T22"><text:line-break/>}<text:line-break/>saludar</text:span></text:p>
          </table:table-cell>
        </table:table-row>
      </table:table>
      <text:p text:style-name="P24"><text:span text:style-name="T10">Explicación:</text:span> Esta función no toma parámetros y simplemente imprime "¡Hola, mundo!" cada vez que se llama.</text:p>
      <text:p text:style-name="P33"><text:bookmark text:name="_549iorshi20w"/><text:span text:style-name="T21">Función con parámetros</text:span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23"><text:span text:style-name="T23">function</text:span><text:span text:style-name="T22"> saludarPersona {<text:line-break/> <text:s text:c="3"/></text:span><text:span text:style-name="T26">local</text:span><text:span text:style-name="T22"> nombre=</text:span><text:span text:style-name="T24">$1</text:span><text:span text:style-name="T22"><text:line-break/> <text:s text:c="3"/></text:span><text:span text:style-name="T26">echo</text:span><text:span text:style-name="T22"> </text:span><text:span text:style-name="T28">"¡Hola, </text:span><text:span text:style-name="T24">$nombre</text:span><text:span text:style-name="T28">!"</text:span><text:span text:style-name="T22"><text:line-break/>}<text:line-break/>saludarPersona </text:span><text:span text:style-name="T28">"Pedro"</text:span></text:p>
          </table:table-cell>
        </table:table-row>
      </table:table>
      <text:p text:style-name="P24"><text:span text:style-name="T10">Explicación:</text:span> Esta función toma un parámetro y utiliza este valor para personalizar un mensaje de saludo.</text:p>
      <text:p text:style-name="P33"><text:bookmark text:name="_ps2q3sxqux3i"/><text:span text:style-name="T21">Función que devuelve valor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23"><text:span text:style-name="T23">function</text:span><text:span text:style-name="T22"> sumar {<text:line-break/> <text:s text:c="3"/></text:span><text:span text:style-name="T26">local</text:span><text:span text:style-name="T22"> num1=</text:span><text:span text:style-name="T24">$1</text:span><text:span text:style-name="T22"><text:line-break/> <text:s text:c="3"/></text:span><text:span text:style-name="T26">local</text:span><text:span text:style-name="T22"> num2=</text:span><text:span text:style-name="T24">$2</text:span><text:span text:style-name="T22"><text:line-break/> <text:s text:c="3"/></text:span><text:span text:style-name="T26">echo</text:span><text:span text:style-name="T22"> $((num1 + num2))<text:line-break/>}<text:line-break/>resultado=$(sumar 5 3)<text:line-break/></text:span><text:span text:style-name="T26">echo</text:span><text:span text:style-name="T22"> </text:span><text:span text:style-name="T28">"Resultado: </text:span><text:span text:style-name="T24">$resultado</text:span><text:span text:style-name="T28">"</text:span></text:p>
          </table:table-cell>
        </table:table-row>
      </table:table>
      <text:p text:style-name="P24"><text:span text:style-name="T10">Explicación:</text:span> Esta función toma dos números como parámetros y devuelve su suma.</text:p>
      <text:p text:style-name="P33"><text:bookmark text:name="_kxv5zjq0yn0c"/><text:span text:style-name="T21">Función con parámetros opcionales</text:span></text:p>
      <text:p text:style-name="Standard"><text:span text:style-name="T23">function</text:span><text:span text:style-name="T22"> saludar {<text:line-break/> <text:s text:c="3"/></text:span><text:span text:style-name="T26">local</text:span><text:span text:style-name="T22"> nombre=</text:span><text:span text:style-name="T24">${1:-"Invitado"}</text:span><text:span text:style-name="T22"><text:line-break/> <text:s text:c="3"/></text:span><text:span text:style-name="T26">echo</text:span><text:span text:style-name="T22"> </text:span><text:span text:style-name="T28">"¡Bienvenido, </text:span><text:span text:style-name="T24">$nombre</text:span><text:span text:style-name="T28">!"</text:span><text:span text:style-name="T22"><text:line-break/>}<text:line-break/>saludar<text:line-break/>saludar </text:span><text:span text:style-name="T28">"Ana</text:span><text:span text:style-name="T19">"</text:span></text:p>
      <text:p text:style-name="P24"><text:span text:style-name="T10">Explicación:</text:span> Esta función tiene un parámetro que es opcional y tiene un valor por defecto de "Invitado".</text:p>
      <text:p text:style-name="P33"><text:bookmark text:name="_61aj2xoq1sn4"/><text:span text:style-name="T21">Función con validación de parámetros</text:span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23"><text:span text:style-name="T23">function</text:span><text:span text:style-name="T22"> setEdad {<text:line-break/> <text:s text:c="3"/></text:span><text:span text:style-name="T26">local</text:span><text:span text:style-name="T22"> edad=</text:span><text:span text:style-name="T24">$1</text:span><text:span text:style-name="T22"><text:line-break/> <text:s text:c="3"/></text:span><text:span text:style-name="T23">if</text:span><text:span text:style-name="T22"> [[ </text:span><text:span text:style-name="T24">$edad</text:span><text:span text:style-name="T22"> -ge 1 &amp;&amp; </text:span><text:span text:style-name="T24">$edad</text:span><text:span text:style-name="T22"> -le 150 ]]; </text:span><text:span text:style-name="T23">then</text:span><text:span text:style-name="T22"><text:line-break/> <text:s text:c="7"/></text:span><text:span text:style-name="T26">echo</text:span><text:span text:style-name="T22"> </text:span><text:span text:style-name="T28">"Edad configurada a </text:span><text:span text:style-name="T24">$edad</text:span><text:span text:style-name="T28"> años.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Error: Edad fuera de rango permitido."</text:span><text:span text:style-name="T22"><text:line-break/> <text:s text:c="3"/></text:span><text:span text:style-name="T23">fi</text:span><text:span text:style-name="T22"><text:line-break/>}<text:line-break/>setEdad 25</text:span></text:p>
          </table:table-cell>
        </table:table-row>
      </table:table>
      <text:p text:style-name="P24"><text:span text:style-name="T10">Explicación:</text:span> Esta función valida que el valor de edad esté entre 1 y 150.</text:p>
      <text:p text:style-name="P34"><text:bookmark text:name="_rodq5r22hrfz"/></text:p>
      <text:p text:style-name="P33"><text:bookmark text:name="_ncb4bkjmefxv"/><text:span text:style-name="T21">Función que Itera sobre un array</text:span>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3"><text:span text:style-name="T23">function</text:span><text:span text:style-name="T22"> mostrarColores {<text:line-break/> <text:s text:c="3"/></text:span><text:span text:style-name="T26">local</text:span><text:span text:style-name="T22"> colores=(</text:span><text:span text:style-name="T28">"</text:span><text:span text:style-name="T24">$@</text:span><text:span text:style-name="T28">"</text:span><text:span text:style-name="T22">)<text:line-break/> <text:s text:c="3"/></text:span><text:span text:style-name="T23">for</text:span><text:span text:style-name="T22"> color </text:span><text:span text:style-name="T23">in</text:span><text:span text:style-name="T22"> </text:span><text:span text:style-name="T28">"</text:span><text:span text:style-name="T24">${colores[@]}</text:span><text:span text:style-name="T28">"</text:span><text:span text:style-name="T22">; </text:span><text:span text:style-name="T23">do</text:span><text:span text:style-name="T22"><text:line-break/> <text:s text:c="7"/></text:span><text:span text:style-name="T26">echo</text:span><text:span text:style-name="T22"> </text:span><text:span text:style-name="T28">"Color: </text:span><text:span text:style-name="T24">$color</text:span><text:span text:style-name="T28">"</text:span><text:span text:style-name="T22"><text:line-break/> <text:s text:c="3"/></text:span><text:span text:style-name="T23">done</text:span><text:span text:style-name="T22"><text:line-break/>}<text:line-break/>misColores=(</text:span><text:span text:style-name="T28">"Rojo"</text:span><text:span text:style-name="T22"> </text:span><text:span text:style-name="T28">"Verde"</text:span><text:span text:style-name="T22"> </text:span><text:span text:style-name="T28">"Azul"</text:span><text:span text:style-name="T22">)<text:line-break/>mostrarColores </text:span><text:span text:style-name="T28">"</text:span><text:span text:style-name="T24">${misColores[@]}</text:span><text:span text:style-name="T28">"</text:span></text:p>
          </table:table-cell>
        </table:table-row>
      </table:table>
      <text:p text:style-name="P24"><text:span text:style-name="T10">Explicación:</text:span> Esta función recibe un array de colores como parámetro y utiliza un bucle para imprimir cada color.</text:p>
      <text:p text:style-name="P33"><text:bookmark text:name="_8c6i1qo93ou7"/><text:span text:style-name="T21">Función con confirmación</text:span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3"><text:span text:style-name="T23">function</text:span><text:span text:style-name="T22"> eliminarArchivo {<text:line-break/> <text:s text:c="3"/></text:span><text:span text:style-name="T26">local</text:span><text:span text:style-name="T22"> ruta=</text:span><text:span text:style-name="T24">$1</text:span><text:span text:style-name="T22"><text:line-break/> <text:s text:c="3"/></text:span><text:span text:style-name="T26">read</text:span><text:span text:style-name="T22"> -p </text:span><text:span text:style-name="T28">"¿Está seguro que desea eliminar el archivo? (s/n) "</text:span><text:span text:style-name="T22"> confirm<text:line-break/> <text:s text:c="3"/></text:span><text:span text:style-name="T23">if</text:span><text:span text:style-name="T22"> [[ </text:span><text:span text:style-name="T24">$confirm</text:span><text:span text:style-name="T22"> == </text:span><text:span text:style-name="T28">'s'</text:span><text:span text:style-name="T22"> ]]; </text:span><text:span text:style-name="T23">then</text:span><text:span text:style-name="T22"><text:line-break/> <text:s text:c="7"/>rm </text:span><text:span text:style-name="T24">$ruta</text:span><text:span text:style-name="T22"><text:line-break/> <text:s text:c="7"/></text:span><text:span text:style-name="T26">echo</text:span><text:span text:style-name="T22"> </text:span><text:span text:style-name="T28">"Archivo eliminado.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Operación cancelada."</text:span><text:span text:style-name="T22"><text:line-break/> <text:s text:c="3"/></text:span><text:span text:style-name="T23">fi</text:span><text:span text:style-name="T22"><text:line-break/>}<text:line-break/>eliminarArchivo </text:span><text:span text:style-name="T28">"/path/to/miarchivo.txt"</text:span></text:p>
          </table:table-cell>
        </table:table-row>
      </table:table>
      <text:p text:style-name="P24"><text:span text:style-name="T10">Explicación:</text:span> Esta función solicita confirmación antes de eliminar un archivo.</text:p>
      <text:p text:style-name="P33"><text:bookmark text:name="_1bsjb2o4c2sc"/><text:span text:style-name="T21">Función con procesamiento pipeline</text:span>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23"><text:span text:style-name="T23">function</text:span><text:span text:style-name="T22"> getNumerosPares {<text:line-break/> <text:s text:c="3"/></text:span><text:span text:style-name="T26">local</text:span><text:span text:style-name="T22"> numeros=(</text:span><text:span text:style-name="T28">"</text:span><text:span text:style-name="T24">$@</text:span><text:span text:style-name="T28">"</text:span><text:span text:style-name="T22">)<text:line-break/> <text:s text:c="3"/></text:span><text:span text:style-name="T23">for</text:span><text:span text:style-name="T22"> num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7"/></text:span><text:span text:style-name="T23">if</text:span><text:span text:style-name="T22"> ((num % 2 == 0)); </text:span><text:span text:style-name="T23">then</text:span><text:span text:style-name="T22"><text:line-break/> <text:s text:c="11"/></text:span><text:span text:style-name="T26">echo</text:span><text:span text:style-name="T22"> </text:span><text:span text:style-name="T24">$num</text:span><text:span text:style-name="T22"><text:line-break/> <text:s text:c="7"/></text:span><text:span text:style-name="T23">fi</text:span><text:span text:style-name="T22"><text:line-break/> <text:s text:c="3"/></text:span><text:span text:style-name="T23">done</text:span><text:span text:style-name="T22"><text:line-break/>}<text:line-break/>array=({1..10})<text:line-break/>pares=($(getNumerosPares </text:span><text:span text:style-name="T28">"</text:span><text:span text:style-name="T24">${array[@]}</text:span><text:span text:style-name="T28">"</text:span><text:span text:style-name="T22">))<text:line-break/></text:span><text:span text:style-name="T26">echo</text:span><text:span text:style-name="T22"> </text:span><text:span text:style-name="T28">"Números pares: </text:span><text:span text:style-name="T24">${pares[@]}</text:span><text:span text:style-name="T28">"</text:span></text:p>
          </table:table-cell>
        </table:table-row>
      </table:table>
      <text:p text:style-name="P24"><text:span text:style-name="T10">Explicación:</text:span> Esta función filtra y devuelve solo los números pares de un array de números.</text:p>
      <text:list xml:id="list13725636676593" text:continue-numbering="true" text:style-name="WWNum1">
        <text:list-item>
          <text:p text:style-name="P31"><text:bookmark text:name="_480u5o1hnlhq"/>Ejercicios resueltos</text:p>
        </text:list-item>
      </text:list>
      <text:p text:style-name="P32"><text:bookmark text:name="_vncuc3jcil8l"/><text:span text:style-name="T20">Ejercicio 1: Promedio de notas</text:span></text:p>
      <text:p text:style-name="P24"><text:span text:style-name="T10">Enunciado:<text:line-break/></text:span>Desarrolla un script en Bash que permita al usuario ingresar las notas de un estudiante hasta que decida detenerse e imprima el promedio de estas notas.</text:p>
      <text:p text:style-name="P24"><text:span text:style-name="T10">Solución:</text:span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23"><text:span text:style-name="T23">function</text:span><text:span text:style-name="T22"> calcularPromedio {<text:line-break/> <text:s text:c="3"/></text:span><text:span text:style-name="T26">local</text:span><text:span text:style-name="T22"> notas=()<text:line-break/> <text:s text:c="3"/></text:span><text:span text:style-name="T26">local</text:span><text:span text:style-name="T22"> nota<text:line-break/> <text:s text:c="3"/></text:span><text:span text:style-name="T26">local</text:span><text:span text:style-name="T22"> suma=0<text:line-break/> <text:s text:c="3"/></text:span><text:span text:style-name="T26">local</text:span><text:span text:style-name="T22"> promedio<text:line-break/><text:line-break/> <text:s text:c="3"/></text:span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7"/></text:span><text:span text:style-name="T26">read</text:span><text:span text:style-name="T22"> -p </text:span><text:span text:style-name="T28">"Introduce una nota (o 'fin' para terminar): "</text:span><text:span text:style-name="T22"> nota<text:line-break/> <text:s text:c="7"/></text:span><text:span text:style-name="T23">if</text:span><text:span text:style-name="T22"> [[ </text:span><text:span text:style-name="T24">$nota</text:span><text:span text:style-name="T22"> == </text:span><text:span text:style-name="T28">"fin"</text:span><text:span text:style-name="T22"> ]]; </text:span><text:span text:style-name="T23">then</text:span><text:span text:style-name="T22"><text:line-break/> <text:s text:c="11"/></text:span><text:span text:style-name="T26">break</text:span><text:span text:style-name="T22"><text:line-break/> <text:s text:c="7"/></text:span><text:span text:style-name="T23">fi</text:span><text:span text:style-name="T22"><text:line-break/> <text:s text:c="7"/>notas+=(</text:span><text:span text:style-name="T24">$nota</text:span><text:span text:style-name="T22">)<text:line-break/> <text:s text:c="7"/>suma=$(</text:span><text:span text:style-name="T26">echo</text:span><text:span text:style-name="T22"> </text:span><text:span text:style-name="T28">"</text:span><text:span text:style-name="T24">$suma</text:span><text:span text:style-name="T28"> + </text:span><text:span text:style-name="T24">$nota</text:span><text:span text:style-name="T28">"</text:span><text:span text:style-name="T22"> | bc)<text:line-break/> <text:s text:c="3"/></text:span><text:span text:style-name="T23">done</text:span><text:span text:style-name="T22"><text:line-break/><text:line-break/> <text:s text:c="3"/></text:span><text:span text:style-name="T23">if</text:span><text:span text:style-name="T22"> [[ </text:span><text:span text:style-name="T24">${#notas[@]}</text:span><text:span text:style-name="T22"> -gt 0 ]]; </text:span><text:span text:style-name="T23">then</text:span><text:span text:style-name="T22"><text:line-break/> <text:s text:c="7"/>promedio=$(</text:span><text:span text:style-name="T26">echo</text:span><text:span text:style-name="T22"> </text:span><text:span text:style-name="T28">"scale=2; </text:span><text:span text:style-name="T24">$suma</text:span><text:span text:style-name="T28"> / </text:span><text:span text:style-name="T24">${#notas[@]}</text:span><text:span text:style-name="T28">"</text:span><text:span text:style-name="T22"> | bc)<text:line-break/> <text:s text:c="7"/></text:span><text:span text:style-name="T26">echo</text:span><text:span text:style-name="T22"> </text:span><text:span text:style-name="T28">"El promedio de las notas es: </text:span><text:span text:style-name="T24">$promedio</text:span><text:span text:style-name="T28">"</text:span><text:span text:style-name="T22"><text:line-break/> <text:s text:c="3"/></text:span><text:span text:style-name="T23">else</text:span><text:span text:style-name="T22"><text:line-break/> <text:s text:c="7"/></text:span><text:span text:style-name="T26">echo</text:span><text:span text:style-name="T22"> </text:span><text:span text:style-name="T28">"No se introdujeron notas."</text:span><text:span text:style-name="T22"><text:line-break/> <text:s text:c="3"/></text:span><text:span text:style-name="T23">fi</text:span><text:span text:style-name="T22"><text:line-break/>}<text:line-break/><text:line-break/>calcularPromedio</text:span></text:p>
          </table:table-cell>
        </table:table-row>
      </table:table>
      <text:p text:style-name="P24"><text:soft-page-break/><text:span text:style-name="T10">Explicación:<text:line-break/></text:span>Este script utiliza una función <text:span text:style-name="T19">calcularPromedio</text:span> que pide al usuario ingresar notas continuamente hasta que ingrese 'fin'. Las notas se acumulan en un array y luego se calcula el promedio. Este ejercicio aplica un bucle <text:span text:style-name="T19">while</text:span> para la recogida de datos y operaciones aritméticas para el cálculo del promedio.</text:p>
      <text:p text:style-name="P32"><text:bookmark text:name="_2vtztaw2qotw"/><text:span text:style-name="T20">Ejercicio 2: Conteo de elementos pares en un array</text:span></text:p>
      <text:p text:style-name="P24"><text:span text:style-name="T10">Enunciado:<text:line-break/></text:span>Crea un script en Bash que defina un array de números y utilice un bucle <text:span text:style-name="T19">for</text:span> para contar cuántos números pares hay en el array, mostrando este conteo al final.</text:p>
      <text:p text:style-name="P24"><text:span text:style-name="T10">Solución:</text:span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23"><text:span text:style-name="T23">function</text:span><text:span text:style-name="T22"> contarPares {<text:line-break/> <text:s text:c="3"/></text:span><text:span text:style-name="T26">local</text:span><text:span text:style-name="T22"> numeros=({1..20})<text:line-break/> <text:s text:c="3"/></text:span><text:span text:style-name="T26">local</text:span><text:span text:style-name="T22"> conteoPares=0<text:line-break/><text:line-break/> <text:s text:c="3"/></text:span><text:span text:style-name="T23">for</text:span><text:span text:style-name="T22"> numero </text:span><text:span text:style-name="T23">in</text:span><text:span text:style-name="T22"> </text:span><text:span text:style-name="T28">"</text:span><text:span text:style-name="T24">${numeros[@]}</text:span><text:span text:style-name="T28">"</text:span><text:span text:style-name="T22">; </text:span><text:span text:style-name="T23">do</text:span><text:span text:style-name="T22"><text:line-break/> <text:s text:c="7"/></text:span><text:span text:style-name="T23">if</text:span><text:span text:style-name="T22"> ((numero % 2 == 0)); </text:span><text:span text:style-name="T23">then</text:span><text:span text:style-name="T22"><text:line-break/> <text:s text:c="11"/>((conteoPares++))<text:line-break/> <text:s text:c="7"/></text:span><text:span text:style-name="T23">fi</text:span><text:span text:style-name="T22"><text:line-break/> <text:s text:c="3"/></text:span><text:span text:style-name="T23">done</text:span><text:span text:style-name="T22"><text:line-break/><text:line-break/> <text:s text:c="3"/></text:span><text:span text:style-name="T26">echo</text:span><text:span text:style-name="T22"> </text:span><text:span text:style-name="T28">"Hay </text:span><text:span text:style-name="T24">$conteoPares</text:span><text:span text:style-name="T28"> números pares en el array."</text:span><text:span text:style-name="T22"><text:line-break/>}<text:line-break/><text:line-break/>contarPares</text:span></text:p>
          </table:table-cell>
        </table:table-row>
      </table:table>
      <text:p text:style-name="P24"><text:span text:style-name="T10">Explicación:<text:line-break/></text:span>En este script, se define un array de números del 1 al 20. Utiliza un bucle <text:span text:style-name="T19">for</text:span> para iterar a través de cada número en el array y un condicional <text:span text:style-name="T19">if</text:span> para verificar si el número es par. Si es par, incrementa un contador. Al final del bucle, el script imprime el número total de elementos pares encontrados.</text:p>
      <text:p text:style-name="P32"><text:bookmark text:name="_em15wy1wn2m"/><text:span text:style-name="T20">Ejercicio 3: Lista de tareas pendientes</text:span></text:p>
      <text:p text:style-name="P24"><text:span text:style-name="T10">Enunciado:<text:line-break/></text:span>Escribe un script en Bash que permita al usuario introducir una lista de tareas pendientes y luego iterar sobre la lista para imprimirlas numeradas.</text:p>
      <text:p text:style-name="P24"><text:span text:style-name="T10">Solución: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23"><text:span text:style-name="T23">function</text:span><text:span text:style-name="T22"> listarTareas {<text:line-break/> <text:s text:c="3"/></text:span><text:span text:style-name="T26">local</text:span><text:span text:style-name="T22"> tareas=()<text:line-break/> <text:s text:c="3"/></text:span><text:span text:style-name="T26">local</text:span><text:span text:style-name="T22"> tarea<text:line-break/><text:line-break/> <text:s text:c="3"/></text:span><text:span text:style-name="T23">while</text:span><text:span text:style-name="T22"> </text:span><text:span text:style-name="T24">true</text:span><text:span text:style-name="T22">; </text:span><text:span text:style-name="T23">do</text:span><text:span text:style-name="T22"><text:line-break/> <text:s text:c="7"/></text:span><text:span text:style-name="T26">read</text:span><text:span text:style-name="T22"> -p </text:span><text:span text:style-name="T28">"Introduce una tarea (o 'fin' para terminar): "</text:span><text:span text:style-name="T22"> tarea<text:line-break/> <text:s text:c="7"/></text:span><text:span text:style-name="T23">if</text:span><text:span text:style-name="T22"> [[ </text:span><text:span text:style-name="T24">$tarea</text:span><text:span text:style-name="T22"> == </text:span><text:span text:style-name="T28">"fin"</text:span><text:span text:style-name="T22"> ]]; </text:span><text:span text:style-name="T23">then</text:span><text:span text:style-name="T22"><text:line-break/> <text:s text:c="11"/></text:span><text:span text:style-name="T26">break</text:span><text:span text:style-name="T22"><text:line-break/> <text:s text:c="7"/></text:span><text:span text:style-name="T23">fi</text:span><text:span text:style-name="T22"><text:line-break/> <text:s text:c="7"/>tareas+=(</text:span><text:span text:style-name="T28">"</text:span><text:span text:style-name="T24">$tarea</text:span><text:span text:style-name="T28">"</text:span><text:span text:style-name="T22">)<text:line-break/> <text:s text:c="3"/></text:span><text:span text:style-name="T23">done</text:span><text:span text:style-name="T22"><text:line-break/><text:line-break/> <text:s text:c="3"/></text:span><text:span text:style-name="T23">for</text:span><text:span text:style-name="T22"> i </text:span><text:span text:style-name="T23">in</text:span><text:span text:style-name="T22"> </text:span><text:span text:style-name="T28">"</text:span><text:span text:style-name="T24">${!tareas[@]}</text:span><text:span text:style-name="T28">"</text:span><text:span text:style-name="T22">; </text:span><text:span text:style-name="T23">do</text:span><text:span text:style-name="T22"><text:line-break/> <text:s text:c="7"/></text:span><text:span text:style-name="T26">echo</text:span><text:span text:style-name="T22"> </text:span><text:span text:style-name="T28">"</text:span><text:span text:style-name="T24">$((i+1)</text:span><text:span text:style-name="T28">). </text:span><text:span text:style-name="T24">${tareas[i]}</text:span><text:span text:style-name="T28">"</text:span><text:span text:style-name="T22"><text:line-break/> <text:s text:c="3"/></text:span><text:span text:style-name="T23">done</text:span><text:span text:style-name="T22"><text:line-break/>}<text:line-break/><text:line-break/>listarTareas</text:span></text:p>
          </table:table-cell>
        </table:table-row>
      </table:table>
      <text:p text:style-name="P24"><text:span text:style-name="T10">Explicación:<text:line-break/></text:span>Este script recopila tareas en un array utilizando un bucle <text:span text:style-name="T19">while</text:span> hasta que el usuario escribe 'fin'. Luego, utiliza un bucle <text:span text:style-name="T19">for</text:span> para imprimir cada tarea con su número correspondiente. Este ejercicio muestra cómo combinar bucles <text:span text:style-name="T19">while</text:span> y <text:span text:style-name="T19">for</text:span> para la entrada y procesamiento de datos en una lista simple y numerada.</text:p>
      <text:p text:style-name="P32"><text:bookmark text:name="_r7rtmtggu0tc"/><text:span text:style-name="T20">Ejercicio 4: Gestión de habitaciones de hotel</text:span></text:p>
      <text:p text:style-name="P24"><text:span text:style-name="T10">Enunciado:<text:line-break/></text:span>Crea un programa para verificar si las habitaciones del hotel están disponibles (están vacías) o no (hay un huésped en la habitación). Además, las habitaciones disponibles pueden estar limpias o no limpias. Nuestro hotel tiene 100 habitaciones. En un bucle, el programa pedirá un número de habitación y luego mostrará un menú con esas opciones:</text:p>
      <text:list xml:id="list1783533226" text:style-name="WWNum3">
        <text:list-item>
          <text:p text:style-name="P25">Verificar si una habitación está disponible o no.</text:p>
        </text:list-item>
        <text:list-item>
          <text:p text:style-name="P27">Verificar si una habitación disponible está limpia o no.</text:p>
        </text:list-item>
        <text:list-item>
          <text:p text:style-name="P27">Configurar no disponible, una habitación limpia y disponible.</text:p>
        </text:list-item>
        <text:list-item>
          <text:p text:style-name="P27">Configurar disponible y no limpio para una habitación no disponible.</text:p>
        </text:list-item>
        <text:list-item>
          <text:p text:style-name="P29">Configurar limpiada, una habitación no limpiada.</text:p>
        </text:list-item>
      </text:list>
      <text:p text:style-name="P24">Se desea que la información del programa sea persistente. Pista: pueden ayudarte los comandos “touch” para crear ficheros y “mkdir” para crear directorios y “rm” para eliminarlos.</text:p>
      <text:p text:style-name="P24"><text:span text:style-name="T10">Solución: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23"><text:span text:style-name="T33">#!/bin/bash<text:line-break/></text:span><text:span text:style-name="T23"><text:line-break/></text:span><text:span text:style-name="T31"># Directorio base para las habitaciones</text:span><text:span text:style-name="T23"><text:line-break/>base_dir=</text:span><text:span text:style-name="T29">"./hotel_rooms"</text:span><text:span text:style-name="T23"><text:line-break/><text:line-break/></text:span><text:span text:style-name="T31"># Crear el directorio base si no existe</text:span><text:span text:style-name="T23"><text:line-break/>mkdir -p </text:span><text:span text:style-name="T29">"</text:span><text:span text:style-name="T25">$base_dir</text:span><text:span text:style-name="T29">"</text:span><text:span text:style-name="T23"><text:line-break/><text:line-break/></text:span><text:span text:style-name="T31"># Función para verificar la disponibilidad de la habitación</text:span><text:span text:style-name="T23"><text:line-break/></text:span><text:span text:style-name="T34">check_availability</text:span><text:span text:style-name="T23">() {<text:line-break/> <text:s text:c="3"/></text:span><text:span text:style-name="T27">local</text:span><text:span text:style-name="T23"> room_number=</text:span><text:span text:style-name="T25">$1</text:span><text:span text:style-name="T23"><text:line-break/> <text:s text:c="3"/></text:span><text:span text:style-name="T27">local</text:span><text:span text:style-name="T23"> room_file=</text:span><text:span text:style-name="T29">"</text:span><text:span text:style-name="T25">${base_dir}</text:span><text:span text:style-name="T29">/</text:span><text:span text:style-name="T25">${room_number}</text:span><text:span text:style-name="T29">"</text:span><text:span text:style-name="T23"><text:line-break/> <text:s text:c="3"/><text:line-break/> <text:s text:c="3"/>if [ ! -e </text:span><text:span text:style-name="T29">"</text:span><text:span text:style-name="T25">$room_file</text:span><text:span text:style-name="T29">"</text:span><text:span text:style-name="T23"> ]; then<text:line-break/> <text:s text:c="7"/></text:span><text:span text:style-name="T27">echo</text:span><text:span text:style-name="T23"> </text:span><text:span text:style-name="T29">"La habitación </text:span><text:span text:style-name="T25">$room_number</text:span><text:span text:style-name="T29"> está disponible y limpia."</text:span><text:span text:style-name="T23"><text:line-break/> <text:s text:c="3"/>else<text:line-break/> <text:s text:c="7"/></text:span><text:span text:style-name="T27">local</text:span><text:span text:style-name="T23"> status=$(&lt;</text:span><text:span text:style-name="T29">"</text:span><text:span text:style-name="T25">$room_file</text:span><text:span text:style-name="T29">"</text:span><text:span text:style-name="T23">)<text:line-break/> <text:s text:c="7"/></text:span><text:span text:style-name="T27">echo</text:span><text:span text:style-name="T23"> </text:span><text:span text:style-name="T29">"La habitación </text:span><text:span text:style-name="T25">$room_number</text:span><text:span text:style-name="T29"> está </text:span><text:span text:style-name="T25">$status</text:span><text:span text:style-name="T29">."</text:span><text:span text:style-name="T23"><text:line-break/> <text:s text:c="3"/>fi<text:line-break/>}<text:line-break/><text:line-break/></text:span><text:span text:style-name="T31"># Función para configurar el estado de la habitación</text:span><text:span text:style-name="T23"><text:line-break/></text:span><text:span text:style-name="T34">set_status</text:span><text:span text:style-name="T23">() {<text:line-break/> <text:s text:c="3"/></text:span><text:span text:style-name="T27">local</text:span><text:span text:style-name="T23"> room_number=</text:span><text:span text:style-name="T25">$1</text:span><text:span text:style-name="T23"><text:line-break/> <text:s text:c="3"/></text:span><text:span text:style-name="T27">local</text:span><text:span text:style-name="T23"> status=</text:span><text:span text:style-name="T25">$2</text:span><text:span text:style-name="T23"><text:line-break/> <text:s text:c="3"/></text:span><text:span text:style-name="T27">local</text:span><text:span text:style-name="T23"> room_file=</text:span><text:span text:style-name="T29">"</text:span><text:span text:style-name="T25">${base_dir}</text:span><text:span text:style-name="T29">/</text:span><text:span text:style-name="T25">${room_number}</text:span><text:span text:style-name="T29">"</text:span><text:span text:style-name="T23"><text:line-break/> <text:s text:c="3"/><text:line-break/> <text:s text:c="3"/>case </text:span><text:span text:style-name="T25">$status</text:span><text:span text:style-name="T23"> in<text:line-break/> <text:s text:c="7"/></text:span><text:span text:style-name="T29">"ocupada"</text:span><text:span text:style-name="T23">)<text:line-break/> <text:s text:c="11"/></text:span><text:span text:style-name="T27">echo</text:span><text:span text:style-name="T23"> </text:span><text:span text:style-name="T29">"ocupada y no limpia"</text:span><text:span text:style-name="T23"> &gt; </text:span><text:span text:style-name="T29">"</text:span><text:span text:style-name="T25">$room_file</text:span><text:span text:style-name="T29">"</text:span><text:span text:style-name="T23"><text:line-break/> <text:s text:c="11"/>;;<text:line-break/> <text:s text:c="7"/></text:span><text:span text:style-name="T29">"disponible"</text:span><text:span text:style-name="T23">)<text:line-break/> <text:s text:c="11"/>rm -f </text:span><text:span text:style-name="T29">"</text:span><text:span text:style-name="T25">$room_file</text:span><text:span text:style-name="T29">"</text:span><text:span text:style-name="T23"><text:line-break/> <text:s text:c="11"/>;;<text:line-break/> <text:s text:c="7"/></text:span><text:span text:style-name="T29">"limpiar"</text:span><text:span text:style-name="T23">)<text:line-break/> <text:s text:c="11"/></text:span><text:span text:style-name="T27">echo</text:span><text:span text:style-name="T23"> </text:span><text:span text:style-name="T29">"disponible y limpia"</text:span><text:span text:style-name="T23"> &gt; </text:span><text:span text:style-name="T29">"</text:span><text:span text:style-name="T25">$room_file</text:span><text:span text:style-name="T29">"</text:span><text:span text:style-name="T23"><text:line-break/> <text:s text:c="11"/>;;<text:line-break/> <text:s text:c="3"/>esac<text:line-break/>}<text:line-break/><text:line-break/></text:span><text:span text:style-name="T31"># Ciclo principal del programa</text:span><text:span text:style-name="T23"><text:line-break/>while </text:span><text:span text:style-name="T25">true</text:span><text:span text:style-name="T23">; do<text:line-break/> <text:s text:c="3"/></text:span><text:span text:style-name="T27">echo</text:span><text:span text:style-name="T23"> </text:span><text:span text:style-name="T29">"1. Verificar si una habitación está disponible o no."</text:span><text:span text:style-name="T23"><text:line-break/> <text:s text:c="3"/></text:span><text:span text:style-name="T27">echo</text:span><text:span text:style-name="T23"> </text:span><text:span text:style-name="T29">"2. Configurar habitación como no disponible."</text:span><text:span text:style-name="T23"><text:line-break/> <text:s text:c="3"/></text:span><text:span text:style-name="T27">echo</text:span><text:span text:style-name="T23"> </text:span><text:span text:style-name="T29">"3. Configurar habitación como disponible y no limpia."</text:span><text:span text:style-name="T23"><text:line-break/> <text:s text:c="3"/></text:span><text:span text:style-name="T27">echo</text:span><text:span text:style-name="T23"> </text:span><text:span text:style-name="T29">"4. Configurar habitación como limpia."</text:span><text:span text:style-name="T23"><text:line-break/> <text:s text:c="3"/></text:span><text:span text:style-name="T27">echo</text:span><text:span text:style-name="T23"> </text:span><text:span text:style-name="T29">"5. Salir."</text:span><text:span text:style-name="T23"><text:line-break/> <text:s text:c="3"/></text:span><text:span text:style-name="T27">read</text:span><text:span text:style-name="T23"> -p </text:span><text:span text:style-name="T29">"Seleccione una opción: "</text:span><text:span text:style-name="T23"> option<text:line-break/> <text:s text:c="3"/>case </text:span><text:span text:style-name="T25">$option</text:span><text:span text:style-name="T23"> in<text:line-break/> <text:s text:c="7"/>1)<text:line-break/> <text:s text:c="11"/></text:span><text:span text:style-name="T27">read</text:span><text:span text:style-name="T23"> -p </text:span><text:span text:style-name="T29">"Ingrese el número de habitación: "</text:span><text:span text:style-name="T23"> room_number<text:line-break/> <text:s text:c="11"/>check_availability </text:span><text:span text:style-name="T25">$room_number</text:span><text:span text:style-name="T23"><text:line-break/> <text:s text:c="11"/>;;<text:line-break/> <text:s text:c="7"/>2)<text:line-break/> <text:s text:c="11"/></text:span><text:span text:style-name="T27">read</text:span><text:span text:style-name="T23"> -p </text:span><text:span text:style-name="T29">"Ingrese el número de habitación a marcar como ocupada: "</text:span><text:span text:style-name="T23"> room_number<text:line-break/> <text:s text:c="11"/>set_status </text:span><text:span text:style-name="T25">$room_number</text:span><text:span text:style-name="T23"> </text:span><text:span text:style-name="T29">"ocupada"</text:span><text:span text:style-name="T23"><text:line-break/> <text:s text:c="11"/>;;<text:line-break/> <text:s text:c="7"/>3)<text:line-break/> <text:s text:c="11"/></text:span><text:span text:style-name="T27">read</text:span><text:span text:style-name="T23"> -p </text:span><text:span text:style-name="T29">"Ingrese el número de habitación a marcar como disponible: "</text:span><text:span text:style-name="T23"> room_number<text:line-break/> <text:s text:c="11"/>set_status </text:span><text:span text:style-name="T25">$room_number</text:span><text:span text:style-name="T23"> </text:span><text:span text:style-name="T29">"disponible"</text:span><text:span text:style-name="T23"><text:line-break/> <text:s text:c="11"/>;;<text:line-break/> <text:s text:c="7"/>4)<text:line-break/> <text:s text:c="11"/></text:span><text:span text:style-name="T27">read</text:span><text:span text:style-name="T23"> -p </text:span><text:span text:style-name="T29">"Ingrese el número de habitación a marcar como limpia: "</text:span><text:span text:style-name="T23"> room_number<text:line-break/> <text:s text:c="11"/>set_status </text:span><text:span text:style-name="T25">$room_number</text:span><text:span text:style-name="T23"> </text:span><text:span text:style-name="T29">"limpiar"</text:span><text:span text:style-name="T23"><text:line-break/> <text:s text:c="11"/>;;<text:line-break/> <text:s text:c="7"/>5)<text:line-break/> <text:s text:c="11"/></text:span><text:span text:style-name="T27">echo</text:span><text:span text:style-name="T23"> </text:span><text:span text:style-name="T29">"Saliendo del programa."</text:span><text:span text:style-name="T23"><text:line-break/> <text:s text:c="11"/></text:span><text:span text:style-name="T27">break</text:span><text:span text:style-name="T23"><text:line-break/> <text:s text:c="11"/>;;<text:line-break/> <text:s text:c="7"/>*)<text:line-break/> <text:s text:c="11"/></text:span><text:span text:style-name="T27">echo</text:span><text:span text:style-name="T23"> </text:span><text:span text:style-name="T29">"Opción no válida. Intente de nuevo."</text:span><text:span text:style-name="T23"><text:line-break/> <text:s text:c="11"/>;;<text:line-break/> <text:s text:c="3"/>esac<text:line-break/>done</text:span></text:p>
          </table:table-cell>
        </table:table-row>
      </table:table>
      <text:p text:style-name="P24"><text:span text:style-name="T10">Explicación:</text:span></text:p>
      <text:p text:style-name="P24">El programa que proponemos utiliza un enfoque basado en archivos para representar el estado de cada habitación en un hotel. Cada habitación tendrá un archivo en un directorio específico, y la presencia o ausencia de un archivo, junto con su contenido, indicará si la habitación está disponible o no y si está limpia o no.</text:p>
      <text:p text:style-name="P24">Directorio Base: El script crea un directorio base donde cada archivo representa una habitación. La ausencia de un archivo indica que la habitación está disponible y limpia.</text:p>
      <text:p text:style-name="P24">Verificación de Disponibilidad: Se verifica si existe el archivo correspondiente a cada habitación. Si no existe, la habitación está disponible y limpia; si existe, se lee el contenido del archivo para saber si la habitación está ocupada y no limpia o disponible pero no limpia.</text:p>
      <text:p text:style-name="P24">Configuración del Estado: Se puede cambiar el estado de cada habitación modificando o eliminando el archivo correspondiente. Esto permite marcar la habitación como ocupada (creando un archivo con el estado "ocupada y no limpia"), disponible ("disponible y limpia"), o limpiar una habitación disponible.</text:p>
      <text:p text:style-name="P24">Persistencia: Los estados de las habitaciones se almacenan en archivos dentro del sistema de archivos del servidor, lo que asegura que la información se mantenga persistente entre ejecuciones del programa.</text:p>
      <text:list xml:id="list13724840379786" text:continue-list="list13725636676593" text:style-name="WWNum1">
        <text:list-item>
          <text:p text:style-name="P31"><text:bookmark text:name="_bctzfwncaa27"/>Bibliografía</text:p>
        </text:list-item>
      </text:list>
      <text:list xml:id="list985463165" text:style-name="WWNum2">
        <text:list-item>
          <text:p text:style-name="P26">Bash Scripting Guide <text:a xlink:type="simple" xlink:href="https://www.tldp.org/LDP/Bash-Beginners-Guide/html/" text:style-name="ListLabel_20_19" text:visited-style-name="ListLabel_20_19"><text:span text:style-name="T36">https://www.tldp.org/LDP/Bash-Beginners-Guide/html/</text:span></text:a></text:p>
        </text:list-item>
        <text:list-item>
          <text:p text:style-name="P28">Advanced Bash-Scripting Guide <text:a xlink:type="simple" xlink:href="https://www.tldp.org/LDP/abs/html/" text:style-name="ListLabel_20_19" text:visited-style-name="ListLabel_20_19"><text:span text:style-name="T36">https://www.tldp.org/LDP/abs/html/</text:span></text:a></text:p>
        </text:list-item>
        <text:list-item>
          <text:p text:style-name="P28">Bash Guide for Beginners <text:a xlink:type="simple" xlink:href="https://www.tldp.org/LDP/Bash-Beginners-Guide/html/Bash-Beginners-Guide.html" text:style-name="ListLabel_20_19" text:visited-style-name="ListLabel_20_19"><text:span text:style-name="T36">https://www.tldp.org/LDP/Bash-Beginners-Guide/html/Bash-Beginners-Guide.html</text:span></text:a></text:p>
        </text:list-item>
        <text:list-item>
          <text:p text:style-name="P30">GNU Bash manual <text:a xlink:type="simple" xlink:href="https://www.gnu.org/software/bash/manual/" text:style-name="ListLabel_20_19" text:visited-style-name="ListLabel_20_19"><text:span text:style-name="T36">https://www.gnu.org/software/bash/manual/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3. Introducción a Bash Scripting - Parte 2</text:span></text:p>
      </style:header>
      <style:footer>
        <text:p text:style-name="MP4"><text:span text:style-name="MT1">CFGM Sistemas Microinformáticos y Redes<text:tab/><text:tab/>Unidad 1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9" meta:image-count="4" meta:object-count="0" meta:page-count="4" meta:paragraph-count="179" meta:word-count="2952" meta:character-count="19892" meta:non-whitespace-character-count="15938"/>
    <meta:generator>LibreOfficeDev/6.0.5.2$Linux_X86_64 LibreOffice_project/</meta:generator>
  </office:meta>
</office:document-meta>
</file>